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</office:automatic-styles>
  <office:body>
    <office:text>
      <text:p text:style-name="P1"><text:span text:style-name="T1_1">Saturday</text:span><text:span text:style-name="T1_2"><text:s/>-<text:s/>0832<text:s/>-</text:span><text:span text:style-name="T1_3">Section</text:span><text:span text:style-name="T1_4"><text:s/></text:span><text:span text:style-name="T1_5">Started</text:span><text:span text:style-name="T1_6">:<text:s/></text:span><text:span text:style-name="T1_7">Ben</text:span><text:span text:style-name="T1_8"><text:s/></text:span><text:span text:style-name="T1_9">Jones</text:span></text:p>
      <text:p text:style-name="P2"><text:span text:style-name="T2_1">Sat</text:span><text:span text:style-name="T2_2"><text:s/>0933<text:s/>-</text:span><text:span text:style-name="T2_3">Proof</text:span><text:span text:style-name="T2_4"><text:s/></text:span><text:span text:style-name="T2_5">read</text:span><text:span text:style-name="T2_6">,<text:s/></text:span><text:span text:style-name="T2_7">slight</text:span><text:span text:style-name="T2_8"><text:s/></text:span><text:span text:style-name="T2_9">editing</text:span><text:span text:style-name="T2_10"><text:s/></text:span><text:span text:style-name="T2_11">A</text:span><text:span text:style-name="T2_12"><text:s/></text:span><text:span text:style-name="T2_13">LeFebvre</text:span></text:p>
      <text:p text:style-name="P3"><text:span text:style-name="T3_1">Sat</text:span><text:span text:style-name="T3_2"><text:s/>1115-<text:s/></text:span><text:span text:style-name="T3_3">Section</text:span><text:span text:style-name="T3_4"><text:s/></text:span><text:span text:style-name="T3_5">continued</text:span><text:span text:style-name="T3_6"><text:s/></text:span><text:span text:style-name="T3_7">by</text:span><text:span text:style-name="T3_8"><text:s/></text:span><text:span text:style-name="T3_9">Ryan</text:span><text:span text:style-name="T3_10"><text:s/></text:span><text:span text:style-name="T3_11">Sutherland</text:span></text:p>
      <text:p text:style-name="P4"><text:span text:style-name="T4_1">Sun</text:span><text:span text:style-name="T4_2"><text:s/>0833<text:s/>-<text:s/></text:span><text:span text:style-name="T4_3">Proof</text:span><text:span text:style-name="T4_4"><text:s/></text:span><text:span text:style-name="T4_5">read</text:span><text:span text:style-name="T4_6"><text:s/></text:span><text:span text:style-name="T4_7">by</text:span><text:span text:style-name="T4_8"><text:s/></text:span><text:span text:style-name="T4_9">Rodimon</text:span><text:span text:style-name="T4_10">.<text:s/></text:span><text:span text:style-name="T4_11">Added</text:span><text:span text:style-name="T4_12"><text:s/></text:span><text:span text:style-name="T4_13">section</text:span><text:span text:style-name="T4_14"><text:s/></text:span><text:span text:style-name="T4_15">on</text:span><text:span text:style-name="T4_16"><text:s/></text:span><text:span text:style-name="T4_17">Identifiers</text:span><text:span text:style-name="T4_18"><text:s/></text:span><text:span text:style-name="T4_19">to</text:span><text:span text:style-name="T4_20"><text:s/></text:span><text:span text:style-name="T4_21">split</text:span><text:span text:style-name="T4_22"><text:s/></text:span><text:span text:style-name="T4_23">up</text:span><text:span text:style-name="T4_24"><text:s/></text:span><text:span text:style-name="T4_25">a</text:span><text:span text:style-name="T4_26"><text:s/></text:span><text:span text:style-name="T4_27">larger</text:span><text:span text:style-name="T4_28"><text:s/></text:span><text:span text:style-name="T4_29">paragraph</text:span><text:span text:style-name="T4_3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